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468aa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6f17b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278d66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rsid="0486f401" officeooo:paragraph-rsid="048a864f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rsid="053d90be" officeooo:paragraph-rsid="053d90be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447529" style:font-size-asian="12pt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1a69c" style:font-size-asian="12pt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65860" style:font-size-asian="12pt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904ce" style:font-size-asian="12pt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56ad98c" style:font-size-asian="12pt" style:font-name-complex="Courier New" style:font-size-complex="12pt"/>
    </style:style>
    <style:style style:name="P2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b9db5" style:font-size-asian="12pt" style:font-name-complex="Courier New" style:font-size-complex="12pt"/>
    </style:style>
    <style:style style:name="P2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ecf0" style:font-size-asian="12pt" style:font-name-complex="Courier New" style:font-size-complex="12pt"/>
    </style:style>
    <style:style style:name="P28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29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30" style:family="paragraph" style:parent-style-name="Standard">
      <style:paragraph-properties fo:margin-top="0in" fo:margin-bottom="0.1665in" loext:contextual-spacing="false"/>
      <style:text-properties style:font-name="Courier New" officeooo:paragraph-rsid="04a6f17b" style:font-name-complex="Courier New" style:font-size-complex="12pt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officeooo:paragraph-rsid="050ae343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officeooo:paragraph-rsid="056b9db5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36" style:family="paragraph" style:parent-style-name="Standard">
      <style:paragraph-properties fo:margin-top="0in" fo:margin-bottom="0.1665in" loext:contextual-spacing="false"/>
      <style:text-properties officeooo:paragraph-rsid="048a864f"/>
    </style:style>
    <style:style style:name="P37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38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39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40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41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42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43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44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45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46" style:family="paragraph" style:parent-style-name="Standard">
      <style:paragraph-properties fo:margin-top="0in" fo:margin-bottom="0.1665in" loext:contextual-spacing="false"/>
      <style:text-properties officeooo:paragraph-rsid="05212cb5"/>
    </style:style>
    <style:style style:name="P47" style:family="paragraph" style:parent-style-name="Standard">
      <style:paragraph-properties fo:margin-top="0in" fo:margin-bottom="0.1665in" loext:contextual-spacing="false"/>
      <style:text-properties officeooo:rsid="053d9e71" officeooo:paragraph-rsid="0545714b"/>
    </style:style>
    <style:style style:name="P48" style:family="paragraph" style:parent-style-name="Standard">
      <style:paragraph-properties fo:margin-top="0in" fo:margin-bottom="0.1665in" loext:contextual-spacing="false"/>
      <style:text-properties officeooo:paragraph-rsid="053ee40d"/>
    </style:style>
    <style:style style:name="P49" style:family="paragraph" style:parent-style-name="Standard">
      <style:paragraph-properties fo:margin-top="0in" fo:margin-bottom="0.1665in" loext:contextual-spacing="false"/>
      <style:text-properties officeooo:rsid="053ee40d" officeooo:paragraph-rsid="055fa78d"/>
    </style:style>
    <style:style style:name="P50" style:family="paragraph" style:parent-style-name="Standard">
      <style:paragraph-properties fo:margin-top="0in" fo:margin-bottom="0.1665in" loext:contextual-spacing="false"/>
      <style:text-properties officeooo:paragraph-rsid="05446d02"/>
    </style:style>
    <style:style style:name="P51" style:family="paragraph" style:parent-style-name="Standard">
      <style:paragraph-properties fo:margin-top="0in" fo:margin-bottom="0.1665in" loext:contextual-spacing="false"/>
      <style:text-properties officeooo:paragraph-rsid="05447529"/>
    </style:style>
    <style:style style:name="P52" style:family="paragraph" style:parent-style-name="Standard">
      <style:paragraph-properties fo:margin-top="0in" fo:margin-bottom="0.1665in" loext:contextual-spacing="false"/>
      <style:text-properties officeooo:paragraph-rsid="0545714b"/>
    </style:style>
    <style:style style:name="P53" style:family="paragraph" style:parent-style-name="Standard">
      <style:paragraph-properties fo:margin-top="0in" fo:margin-bottom="0.1665in" loext:contextual-spacing="false"/>
      <style:text-properties officeooo:paragraph-rsid="0551641a"/>
    </style:style>
    <style:style style:name="P54" style:family="paragraph" style:parent-style-name="Standard">
      <style:paragraph-properties fo:margin-top="0in" fo:margin-bottom="0.1665in" loext:contextual-spacing="false"/>
      <style:text-properties officeooo:paragraph-rsid="0552f0b4"/>
    </style:style>
    <style:style style:name="P55" style:family="paragraph" style:parent-style-name="Standard">
      <style:paragraph-properties fo:margin-top="0in" fo:margin-bottom="0.1665in" loext:contextual-spacing="false"/>
      <style:text-properties officeooo:paragraph-rsid="0554c23e"/>
    </style:style>
    <style:style style:name="P56" style:family="paragraph" style:parent-style-name="Standard">
      <style:paragraph-properties fo:margin-top="0in" fo:margin-bottom="0.1665in" loext:contextual-spacing="false"/>
      <style:text-properties officeooo:paragraph-rsid="055677f3"/>
    </style:style>
    <style:style style:name="P57" style:family="paragraph" style:parent-style-name="Standard">
      <style:paragraph-properties fo:margin-top="0in" fo:margin-bottom="0.1665in" loext:contextual-spacing="false"/>
      <style:text-properties officeooo:paragraph-rsid="055e091c"/>
    </style:style>
    <style:style style:name="P58" style:family="paragraph" style:parent-style-name="Standard">
      <style:paragraph-properties fo:margin-top="0in" fo:margin-bottom="0.1665in" loext:contextual-spacing="false"/>
      <style:text-properties officeooo:paragraph-rsid="0563345b"/>
    </style:style>
    <style:style style:name="P59" style:family="paragraph" style:parent-style-name="Standard">
      <style:paragraph-properties fo:margin-top="0in" fo:margin-bottom="0.1665in" loext:contextual-spacing="false"/>
      <style:text-properties officeooo:paragraph-rsid="056ad98c"/>
    </style:style>
    <style:style style:name="P60" style:family="paragraph" style:parent-style-name="Standard">
      <style:paragraph-properties fo:margin-top="0in" fo:margin-bottom="0.1665in" loext:contextual-spacing="false"/>
      <style:text-properties officeooo:paragraph-rsid="056b06c2"/>
    </style:style>
    <style:style style:name="P61" style:family="paragraph" style:parent-style-name="Standard">
      <style:paragraph-properties fo:margin-top="0in" fo:margin-bottom="0.1665in" loext:contextual-spacing="false"/>
      <style:text-properties officeooo:rsid="05137540" officeooo:paragraph-rsid="056c1ba7"/>
    </style:style>
    <style:style style:name="P62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6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56b9db5" style:font-size-asian="12pt" style:font-name-complex="Courier New" style:font-size-complex="12pt"/>
    </style:style>
    <style:style style:name="P6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6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6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6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6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8f032" style:font-size-asian="12pt" style:font-name-complex="Courier New" style:font-size-complex="12pt"/>
    </style:style>
    <style:style style:name="P7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7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7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7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7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9d1" style:font-size-asian="12pt" style:font-name-complex="Courier New" style:font-size-complex="12pt"/>
    </style:style>
    <style:style style:name="P7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cb5" style:font-size-asian="12pt" style:font-name-complex="Courier New" style:font-size-complex="12pt"/>
    </style:style>
    <style:style style:name="P7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724e30" style:font-size-asian="12pt" style:font-name-complex="Courier New" style:font-size-complex="12pt"/>
    </style:style>
    <style:style style:name="P7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7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7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8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8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8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8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1ba15f" style:font-size-asian="12pt" style:font-name-complex="Courier New" style:font-size-complex="12pt"/>
    </style:style>
    <style:style style:name="P8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3ee40d" style:font-size-asian="12pt" style:font-name-complex="Courier New" style:font-size-complex="12pt"/>
    </style:style>
    <style:style style:name="P8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61a69c" style:font-size-asian="12pt" style:font-name-complex="Courier New" style:font-size-complex="12pt"/>
    </style:style>
    <style:style style:name="P8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5d55" officeooo:paragraph-rsid="051ba15f" style:font-size-asian="12pt" style:font-name-complex="Courier New" style:font-size-complex="12pt"/>
    </style:style>
    <style:style style:name="P8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ba15f" style:font-size-asian="12pt" style:font-name-complex="Courier New" style:font-size-complex="12pt"/>
    </style:style>
    <style:style style:name="P8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c92a7" style:font-size-asian="12pt" style:font-name-complex="Courier New" style:font-size-complex="12pt"/>
    </style:style>
    <style:style style:name="P8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294a36" officeooo:paragraph-rsid="05294a36" style:font-size-asian="12pt" style:font-name-complex="Courier New" style:font-size-complex="12pt"/>
    </style:style>
    <style:style style:name="P9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294a36" officeooo:paragraph-rsid="055677f3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4a205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ee40d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47529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5714b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491932" officeooo:paragraph-rsid="05491932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5fa78d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1a69c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3345b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7f2dc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b06c2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56b9db5" style:font-size-asian="12pt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6b9db5" style:font-name-complex="Courier New" style:font-size-complex="12pt"/>
    </style:style>
    <style:style style:name="P107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108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109" style:family="paragraph" style:parent-style-name="Standard">
      <style:paragraph-properties fo:margin-left="0in" fo:margin-right="0in" fo:text-indent="2in" style:auto-text-indent="false"/>
      <style:text-properties officeooo:rsid="05294a36" officeooo:paragraph-rsid="055677f3"/>
    </style:style>
    <style:style style:name="P110" style:family="paragraph" style:parent-style-name="Standard">
      <style:paragraph-properties fo:margin-left="0in" fo:margin-right="0in" fo:text-indent="2in" style:auto-text-indent="false"/>
      <style:text-properties officeooo:paragraph-rsid="0565b8c0"/>
    </style:style>
    <style:style style:name="P1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1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1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1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1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1ba15f"/>
    </style:style>
    <style:style style:name="P11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2129d1"/>
    </style:style>
    <style:style style:name="P11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1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11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12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12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12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1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12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12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12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1ba15f" style:font-size-asian="12pt" style:font-name-complex="Courier New" style:font-size-complex="12pt"/>
    </style:style>
    <style:style style:name="P12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297c12" style:font-size-asian="12pt" style:font-name-complex="Courier New" style:font-size-complex="12pt"/>
    </style:style>
    <style:style style:name="P12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4a205" style:font-size-asian="12pt" style:font-name-complex="Courier New" style:font-size-complex="12pt"/>
    </style:style>
    <style:style style:name="P1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ee40d" style:font-size-asian="12pt" style:font-name-complex="Courier New" style:font-size-complex="12pt"/>
    </style:style>
    <style:style style:name="P1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1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1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1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1c92a7" style:font-size-asian="12pt" style:font-name-complex="Courier New" style:font-size-complex="12pt"/>
    </style:style>
    <style:style style:name="P1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67f2dc" style:font-size-asian="12pt" style:font-name-complex="Courier New" style:font-size-complex="12pt"/>
    </style:style>
    <style:style style:name="P1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c5d55" officeooo:paragraph-rsid="051ba15f" style:font-size-asian="12pt" style:font-name-complex="Courier New" style:font-size-complex="12pt"/>
    </style:style>
    <style:style style:name="P1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bdfcc" officeooo:paragraph-rsid="053ee40d" style:font-size-asian="12pt" style:font-name-complex="Courier New" style:font-size-complex="12pt"/>
    </style:style>
    <style:style style:name="P1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63345b" officeooo:paragraph-rsid="0563345b" style:font-size-asian="12pt" style:font-name-complex="Courier New" style:font-size-complex="12pt"/>
    </style:style>
    <style:style style:name="P138" style:family="paragraph" style:parent-style-name="Standard">
      <style:paragraph-properties fo:margin-top="0.1665in" fo:margin-bottom="0in" loext:contextual-spacing="false"/>
      <style:text-properties officeooo:rsid="056cecf0" officeooo:paragraph-rsid="056cecf0"/>
    </style:style>
    <style:style style:name="P139" style:family="paragraph" style:parent-style-name="Standard">
      <style:paragraph-properties fo:margin-top="0.1665in" fo:margin-bottom="0in" loext:contextual-spacing="false"/>
      <style:text-properties style:font-name="Courier New" officeooo:rsid="056cecf0" officeooo:paragraph-rsid="056cecf0" style:font-name-complex="Courier New" style:font-size-complex="12pt"/>
    </style:style>
    <style:style style:name="P14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491932" officeooo:paragraph-rsid="05491932" style:font-size-asian="12pt" style:font-name-complex="Courier New" style:font-size-complex="12pt"/>
    </style:style>
    <style:style style:name="P14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cecf0" style:font-size-asian="12pt" style:font-name-complex="Courier New" style:font-size-complex="12pt"/>
    </style:style>
    <style:style style:name="P14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5714b" style:font-size-asian="12pt" style:font-name-complex="Courier New" style:font-size-complex="12pt"/>
    </style:style>
    <style:style style:name="P14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3d90be" officeooo:paragraph-rsid="051ba15f" style:font-size-asian="12pt" style:font-name-complex="Courier New" style:font-size-complex="12pt"/>
    </style:style>
    <style:style style:name="P14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7b124c" officeooo:paragraph-rsid="057b124c" style:font-size-asian="12pt" style:font-name-complex="Courier New" style:font-size-complex="12pt"/>
    </style:style>
    <style:style style:name="P14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297c12" style:font-size-asian="12pt" style:font-name-complex="Courier New" style:font-size-complex="12pt"/>
    </style:style>
    <style:style style:name="P14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0b4637" style:font-size-asian="12pt" style:font-name-complex="Courier New" style:font-size-complex="12pt"/>
    </style:style>
    <style:style style:name="P14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1ba7" style:font-size-asian="12pt" style:font-name-complex="Courier New" style:font-size-complex="12pt"/>
    </style:style>
    <style:style style:name="P14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45714b" style:font-size-asian="12pt" style:font-name-complex="Courier New" style:font-size-complex="12pt"/>
    </style:style>
    <style:style style:name="P14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758e80" style:font-size-asian="12pt" style:font-name-complex="Courier New" style:font-size-complex="12pt"/>
    </style:style>
    <style:style style:name="P150" style:family="paragraph" style:parent-style-name="Standard">
      <style:paragraph-properties fo:margin-top="0in" fo:margin-bottom="0.1665in" loext:contextual-spacing="false"/>
      <style:text-properties style:font-name="Courier New" fo:font-size="12pt" officeooo:rsid="055c7645" officeooo:paragraph-rsid="0545714b" style:font-size-asian="12pt" style:font-name-complex="Courier New" style:font-size-complex="12pt"/>
    </style:style>
    <style:style style:name="P151" style:family="paragraph" style:parent-style-name="Standard">
      <style:paragraph-properties fo:margin-top="0in" fo:margin-bottom="0.1665in" loext:contextual-spacing="false"/>
      <style:text-properties style:font-name="Courier New" fo:font-size="12pt" officeooo:rsid="05651aea" officeooo:paragraph-rsid="05651aea" style:font-size-asian="12pt" style:font-name-complex="Courier New" style:font-size-complex="12pt"/>
    </style:style>
    <style:style style:name="P15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2a727c" officeooo:paragraph-rsid="05297c12" style:font-size-asian="12pt" style:font-name-complex="Courier New" style:font-size-complex="12pt"/>
    </style:style>
    <style:style style:name="P153" style:family="paragraph" style:parent-style-name="Heading_20_2">
      <style:text-properties style:font-name="Courier New" fo:font-size="12pt" officeooo:rsid="04f11329" officeooo:paragraph-rsid="046a2321" style:font-size-asian="12pt" style:font-name-complex="Courier New" style:font-size-complex="12pt"/>
    </style:style>
    <style:style style:name="P154" style:family="paragraph" style:parent-style-name="Heading_20_2">
      <style:text-properties officeooo:paragraph-rsid="051ba15f"/>
    </style:style>
    <style:style style:name="P155" style:family="paragraph" style:parent-style-name="Heading_20_2">
      <style:text-properties officeooo:rsid="0579ab3d" officeooo:paragraph-rsid="0579ab3d" style:font-size-complex="12pt"/>
    </style:style>
    <style:style style:name="P156" style:family="paragraph" style:parent-style-name="Heading_20_2">
      <style:text-properties officeooo:rsid="0579ab3d" officeooo:paragraph-rsid="058136d9" style:font-size-complex="12pt"/>
    </style:style>
    <style:style style:name="P157" style:family="paragraph" style:parent-style-name="Heading_20_3">
      <style:paragraph-properties fo:margin-top="0.1665in" fo:margin-bottom="0in" loext:contextual-spacing="false"/>
      <style:text-properties style:font-name="Courier New" officeooo:rsid="056cecf0" officeooo:paragraph-rsid="056cecf0" style:font-name-complex="Courier New" style:font-size-complex="12pt"/>
    </style:style>
    <style:style style:name="P158" style:family="paragraph" style:parent-style-name="Heading_20_3">
      <style:paragraph-properties fo:margin-top="0.1665in" fo:margin-bottom="0in" loext:contextual-spacing="false"/>
      <style:text-properties style:font-name="Courier New" officeooo:paragraph-rsid="048d5eeb" style:font-name-complex="Courier New" style:font-size-complex="12pt"/>
    </style:style>
    <style:style style:name="P159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8b7f65" style:font-name-complex="Courier New" style:font-size-complex="12pt"/>
    </style:style>
    <style:style style:name="P160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a8f032" style:font-name-complex="Courier New" style:font-size-complex="12pt"/>
    </style:style>
    <style:style style:name="P161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9468aa" style:font-name-complex="Courier New" style:font-size-complex="12pt"/>
    </style:style>
    <style:style style:name="P162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b2e1a1" style:font-name-complex="Courier New" style:font-size-complex="12pt"/>
    </style:style>
    <style:style style:name="P163" style:family="paragraph" style:parent-style-name="Heading_20_3">
      <style:paragraph-properties fo:margin-top="0.1665in" fo:margin-bottom="0in" loext:contextual-spacing="false"/>
      <style:text-properties style:font-name="Courier New" officeooo:rsid="0534a205" officeooo:paragraph-rsid="0534a205" style:font-name-complex="Courier New" style:font-size-complex="12pt"/>
    </style:style>
    <style:style style:name="P164" style:family="paragraph" style:parent-style-name="Heading_20_3">
      <style:paragraph-properties fo:margin-top="0.1665in" fo:margin-bottom="0in" loext:contextual-spacing="false"/>
      <style:text-properties style:font-name="Courier New" officeooo:rsid="056904ce" officeooo:paragraph-rsid="050f33e6" style:font-name-complex="Courier New" style:font-size-complex="12pt"/>
    </style:style>
    <style:style style:name="P165" style:family="paragraph" style:parent-style-name="Heading_20_3">
      <style:paragraph-properties fo:margin-top="0.1665in" fo:margin-bottom="0in" loext:contextual-spacing="false"/>
      <style:text-properties style:font-name="Courier New" officeooo:rsid="056ad98c" officeooo:paragraph-rsid="048d5eeb" style:font-name-complex="Courier New" style:font-size-complex="12pt"/>
    </style:style>
    <style:style style:name="P166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6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6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6f17b" style:font-name-complex="Courier New" style:font-size-complex="12pt"/>
    </style:style>
    <style:style style:name="P16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7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7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7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ad98c" style:font-name-complex="Courier New" style:font-size-complex="12pt"/>
    </style:style>
    <style:style style:name="P17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b06c2" style:font-name-complex="Courier New" style:font-size-complex="12pt"/>
    </style:style>
    <style:style style:name="P17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7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7f2dc" style:font-name-complex="Courier New" style:font-size-complex="12pt"/>
    </style:style>
    <style:style style:name="P17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7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1c92a7" style:font-name-complex="Courier New" style:font-size-complex="12pt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212cb5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45714b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758e80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1a69c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51aea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55d45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8a216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4a6c366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4637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7f2dc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cecf0" style:font-name-complex="Courier New" style:font-size-complex="12pt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212cb5" style:font-name-complex="Courier New" style:font-size-complex="12pt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724e30" style:font-name-complex="Courier New" style:font-size-complex="12pt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6b9db5" style:font-name-complex="Courier New" style:font-size-complex="12pt"/>
    </style:style>
    <style:style style:name="P205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206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207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208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6b9db5" style:font-name-complex="Courier New" style:font-size-complex="12pt"/>
    </style:style>
    <style:style style:name="P209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71d4a4" style:font-name-complex="Courier New" style:font-size-complex="12pt"/>
    </style:style>
    <style:style style:name="P210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34a38" style:font-name-complex="Courier New" style:font-size-complex="12pt"/>
    </style:style>
    <style:style style:name="P211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49a52" style:font-name-complex="Courier New" style:font-size-complex="12pt"/>
    </style:style>
    <style:style style:name="P212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213" style:family="paragraph" style:parent-style-name="Heading_20_3">
      <style:paragraph-properties fo:margin-top="0.1665in" fo:margin-bottom="0in" loext:contextual-spacing="false"/>
      <style:text-properties style:font-name="Courier New" officeooo:paragraph-rsid="0545714b" style:font-name-complex="Courier New" style:font-size-complex="12pt"/>
    </style:style>
    <style:style style:name="P214" style:family="paragraph" style:parent-style-name="Heading_20_3">
      <style:paragraph-properties fo:margin-top="0.1665in" fo:margin-bottom="0in" loext:contextual-spacing="false"/>
      <style:text-properties style:font-name="Courier New" officeooo:rsid="05758e80" officeooo:paragraph-rsid="0545714b" style:font-name-complex="Courier New" style:font-size-complex="12pt"/>
    </style:style>
    <style:style style:name="P215" style:family="paragraph" style:parent-style-name="Heading_20_3">
      <style:paragraph-properties fo:margin-top="0.1665in" fo:margin-bottom="0in" loext:contextual-spacing="false"/>
      <style:text-properties style:font-name="Courier New" officeooo:paragraph-rsid="05278d66" style:font-name-complex="Courier New" style:font-size-complex="12pt"/>
    </style:style>
    <style:style style:name="P216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58136d9" style:font-name-complex="Courier New" style:font-size-complex="12pt"/>
    </style:style>
    <style:style style:name="P217" style:family="paragraph" style:parent-style-name="Heading_20_3">
      <style:paragraph-properties fo:margin-top="0.1665in" fo:margin-bottom="0in" loext:contextual-spacing="false"/>
      <style:text-properties style:font-name="Courier New" fo:font-size="12pt" officeooo:rsid="051178c5" officeooo:paragraph-rsid="05446d02" style:font-size-asian="12pt" style:font-name-complex="Courier New" style:font-size-complex="12pt"/>
    </style:style>
    <style:style style:name="P218" style:family="paragraph" style:parent-style-name="Heading_20_3">
      <style:paragraph-properties fo:margin-top="0.1665in" fo:margin-bottom="0in" loext:contextual-spacing="false"/>
      <style:text-properties officeooo:rsid="056cecf0" officeooo:paragraph-rsid="056cecf0"/>
    </style:style>
    <style:style style:name="P219" style:family="paragraph" style:parent-style-name="Heading_20_3">
      <style:paragraph-properties fo:margin-top="0.1665in" fo:margin-bottom="0in" loext:contextual-spacing="false"/>
      <style:text-properties officeooo:paragraph-rsid="04afe9eb"/>
    </style:style>
    <style:style style:name="P220" style:family="paragraph" style:parent-style-name="Heading_20_3">
      <style:paragraph-properties fo:margin-top="0.1665in" fo:margin-bottom="0in" loext:contextual-spacing="false"/>
      <style:text-properties officeooo:paragraph-rsid="0545714b"/>
    </style:style>
    <style:style style:name="P221" style:family="paragraph" style:parent-style-name="Heading_20_3">
      <style:paragraph-properties fo:margin-top="0.1665in" fo:margin-bottom="0in" loext:contextual-spacing="false"/>
      <style:text-properties officeooo:paragraph-rsid="055677f3"/>
    </style:style>
    <style:style style:name="P222" style:family="paragraph" style:parent-style-name="Heading_20_3">
      <style:paragraph-properties fo:margin-top="0.1665in" fo:margin-bottom="0in" loext:contextual-spacing="false"/>
      <style:text-properties officeooo:paragraph-rsid="055e091c"/>
    </style:style>
    <style:style style:name="P223" style:family="paragraph" style:parent-style-name="Heading_20_3">
      <style:paragraph-properties fo:margin-top="0.1665in" fo:margin-bottom="0in" loext:contextual-spacing="false"/>
      <style:text-properties officeooo:paragraph-rsid="05446d02"/>
    </style:style>
    <style:style style:name="P224" style:family="paragraph" style:parent-style-name="Heading_20_3">
      <style:paragraph-properties fo:margin-top="0.1665in" fo:margin-bottom="0in" loext:contextual-spacing="false"/>
      <style:text-properties officeooo:rsid="051178c5" officeooo:paragraph-rsid="05758e80"/>
    </style:style>
    <style:style style:name="T1" style:family="text">
      <style:text-properties officeooo:rsid="045e5f7f" style:font-size-complex="12pt"/>
    </style:style>
    <style:style style:name="T2" style:family="text">
      <style:text-properties officeooo:rsid="051ba15f" style:font-size-complex="12pt"/>
    </style:style>
    <style:style style:name="T3" style:family="text">
      <style:text-properties style:font-name="Courier New" style:font-name-complex="Courier New" style:font-size-complex="12pt"/>
    </style:style>
    <style:style style:name="T4" style:family="text">
      <style:text-properties style:font-name="Courier New" officeooo:rsid="0508a216" style:font-name-complex="Courier New" style:font-size-complex="12pt"/>
    </style:style>
    <style:style style:name="T5" style:family="text">
      <style:text-properties style:font-name="Courier New" officeooo:rsid="051178c5" style:font-name-complex="Courier New" style:font-size-complex="12pt"/>
    </style:style>
    <style:style style:name="T6" style:family="text">
      <style:text-properties style:font-name="Courier New" officeooo:rsid="0545714b" style:font-name-complex="Courier New" style:font-size-complex="12pt"/>
    </style:style>
    <style:style style:name="T7" style:family="text">
      <style:text-properties style:font-name="Courier New" officeooo:rsid="0551641a" style:font-name-complex="Courier New" style:font-size-complex="12pt"/>
    </style:style>
    <style:style style:name="T8" style:family="text">
      <style:text-properties style:font-name="Courier New" officeooo:rsid="0552f0b4" style:font-name-complex="Courier New" style:font-size-complex="12pt"/>
    </style:style>
    <style:style style:name="T9" style:family="text">
      <style:text-properties style:font-name="Courier New" officeooo:rsid="055677f3" style:font-name-complex="Courier New" style:font-size-complex="12pt"/>
    </style:style>
    <style:style style:name="T10" style:family="text">
      <style:text-properties style:font-name="Courier New" officeooo:rsid="055e091c" style:font-name-complex="Courier New" style:font-size-complex="12pt"/>
    </style:style>
    <style:style style:name="T11" style:family="text">
      <style:text-properties style:font-name="Courier New" officeooo:rsid="05651aea" style:font-name-complex="Courier New" style:font-size-complex="12pt"/>
    </style:style>
    <style:style style:name="T12" style:family="text">
      <style:text-properties style:font-name="Courier New" officeooo:rsid="054292a8" style:font-name-complex="Courier New" style:font-size-complex="12pt"/>
    </style:style>
    <style:style style:name="T13" style:family="text">
      <style:text-properties style:font-name="Courier New" officeooo:rsid="05655d45" style:font-name-complex="Courier New" style:font-size-complex="12pt"/>
    </style:style>
    <style:style style:name="T14" style:family="text">
      <style:text-properties style:font-name="Courier New" officeooo:rsid="0567f2dc" style:font-name-complex="Courier New" style:font-size-complex="12pt"/>
    </style:style>
    <style:style style:name="T15" style:family="text">
      <style:text-properties style:font-name="Courier New" officeooo:rsid="056cecf0" style:font-name-complex="Courier New" style:font-size-complex="12pt"/>
    </style:style>
    <style:style style:name="T16" style:family="text">
      <style:text-properties style:font-name="Courier New" officeooo:rsid="0511e990" style:font-name-complex="Courier New" style:font-size-complex="12pt"/>
    </style:style>
    <style:style style:name="T17" style:family="text">
      <style:text-properties style:font-name="Courier New" officeooo:rsid="0570453c" style:font-name-complex="Courier New" style:font-size-complex="12pt"/>
    </style:style>
    <style:style style:name="T18" style:family="text">
      <style:text-properties style:font-name="Courier New" officeooo:rsid="0573b60a" style:font-name-complex="Courier New" style:font-size-complex="12pt"/>
    </style:style>
    <style:style style:name="T19" style:family="text">
      <style:text-properties style:font-name="Courier New" officeooo:rsid="05758e80" style:font-name-complex="Courier New" style:font-size-complex="12pt"/>
    </style:style>
    <style:style style:name="T20" style:family="text">
      <style:text-properties style:font-name="Courier New" officeooo:rsid="05446d02" style:font-name-complex="Courier New" style:font-size-complex="12pt"/>
    </style:style>
    <style:style style:name="T21" style:family="text">
      <style:text-properties style:font-name="Courier New" fo:font-size="12pt" style:font-size-asian="12pt" style:font-name-complex="Courier New" style:font-size-complex="12pt"/>
    </style:style>
    <style:style style:name="T22" style:family="text">
      <style:text-properties style:font-name="Courier New" fo:font-size="12pt" officeooo:rsid="0031a1b0" style:font-size-asian="12pt" style:font-name-complex="Courier New" style:font-size-complex="12pt"/>
    </style:style>
    <style:style style:name="T23" style:family="text">
      <style:text-properties style:font-name="Courier New" fo:font-size="12pt" officeooo:rsid="0032479d" style:font-size-asian="12pt" style:font-name-complex="Courier New" style:font-size-complex="12pt"/>
    </style:style>
    <style:style style:name="T24" style:family="text">
      <style:text-properties style:font-name="Courier New" fo:font-size="12pt" officeooo:rsid="00aa76a7" style:font-size-asian="12pt" style:font-name-complex="Courier New" style:font-size-complex="12pt"/>
    </style:style>
    <style:style style:name="T25" style:family="text">
      <style:text-properties style:font-name="Courier New" fo:font-size="12pt" officeooo:rsid="0177bebf" style:font-size-asian="12pt" style:font-name-complex="Courier New" style:font-size-complex="12pt"/>
    </style:style>
    <style:style style:name="T26" style:family="text">
      <style:text-properties style:font-name="Courier New" fo:font-size="12pt" officeooo:rsid="0285cd1f" style:font-size-asian="12pt" style:font-name-complex="Courier New" style:font-size-complex="12pt"/>
    </style:style>
    <style:style style:name="T27" style:family="text">
      <style:text-properties style:font-name="Courier New" fo:font-size="12pt" officeooo:rsid="02878cb7" style:font-size-asian="12pt" style:font-name-complex="Courier New" style:font-size-complex="12pt"/>
    </style:style>
    <style:style style:name="T28" style:family="text">
      <style:text-properties style:font-name="Courier New" fo:font-size="12pt" officeooo:rsid="038aa080" style:font-size-asian="12pt" style:font-name-complex="Courier New" style:font-size-complex="12pt"/>
    </style:style>
    <style:style style:name="T29" style:family="text">
      <style:text-properties style:font-name="Courier New" fo:font-size="12pt" officeooo:rsid="042f1b7d" style:font-size-asian="12pt" style:font-name-complex="Courier New" style:font-size-complex="12pt"/>
    </style:style>
    <style:style style:name="T30" style:family="text">
      <style:text-properties style:font-name="Courier New" fo:font-size="12pt" officeooo:rsid="04559375" style:font-size-asian="12pt" style:font-name-complex="Courier New" style:font-size-complex="12pt"/>
    </style:style>
    <style:style style:name="T31" style:family="text">
      <style:text-properties style:font-name="Courier New" fo:font-size="12pt" officeooo:rsid="0462b7cf" style:font-size-asian="12pt" style:font-name-complex="Courier New" style:font-size-complex="12pt"/>
    </style:style>
    <style:style style:name="T32" style:family="text">
      <style:text-properties style:font-name="Courier New" fo:font-size="12pt" officeooo:rsid="047284b7" style:font-size-asian="12pt" style:font-name-complex="Courier New" style:font-size-complex="12pt"/>
    </style:style>
    <style:style style:name="T33" style:family="text">
      <style:text-properties style:font-name="Courier New" fo:font-size="12pt" officeooo:rsid="0472e783" style:font-size-asian="12pt" style:font-name-complex="Courier New" style:font-size-complex="12pt"/>
    </style:style>
    <style:style style:name="T34" style:family="text">
      <style:text-properties style:font-name="Courier New" fo:font-size="12pt" officeooo:rsid="04738c1d" style:font-size-asian="12pt" style:font-name-complex="Courier New" style:font-size-complex="12pt"/>
    </style:style>
    <style:style style:name="T35" style:family="text">
      <style:text-properties style:font-name="Courier New" fo:font-size="12pt" officeooo:rsid="0475d2b0" style:font-size-asian="12pt" style:font-name-complex="Courier New" style:font-size-complex="12pt"/>
    </style:style>
    <style:style style:name="T36" style:family="text">
      <style:text-properties style:font-name="Courier New" fo:font-size="12pt" officeooo:rsid="04777e6f" style:font-size-asian="12pt" style:font-name-complex="Courier New" style:font-size-complex="12pt"/>
    </style:style>
    <style:style style:name="T37" style:family="text">
      <style:text-properties style:font-name="Courier New" fo:font-size="12pt" officeooo:rsid="0486f401" style:font-size-asian="12pt" style:font-name-complex="Courier New" style:font-size-complex="12pt"/>
    </style:style>
    <style:style style:name="T38" style:family="text">
      <style:text-properties style:font-name="Courier New" fo:font-size="12pt" officeooo:rsid="048b7f65" style:font-size-asian="12pt" style:font-name-complex="Courier New" style:font-size-complex="12pt"/>
    </style:style>
    <style:style style:name="T39" style:family="text">
      <style:text-properties style:font-name="Courier New" fo:font-size="12pt" officeooo:rsid="048d5eeb" style:font-size-asian="12pt" style:font-name-complex="Courier New" style:font-size-complex="12pt"/>
    </style:style>
    <style:style style:name="T40" style:family="text">
      <style:text-properties style:font-name="Courier New" fo:font-size="12pt" officeooo:rsid="048ec67a" style:font-size-asian="12pt" style:font-name-complex="Courier New" style:font-size-complex="12pt"/>
    </style:style>
    <style:style style:name="T41" style:family="text">
      <style:text-properties style:font-name="Courier New" fo:font-size="12pt" officeooo:rsid="0490bf59" style:font-size-asian="12pt" style:font-name-complex="Courier New" style:font-size-complex="12pt"/>
    </style:style>
    <style:style style:name="T42" style:family="text">
      <style:text-properties style:font-name="Courier New" fo:font-size="12pt" officeooo:rsid="0496122e" style:font-size-asian="12pt" style:font-name-complex="Courier New" style:font-size-complex="12pt"/>
    </style:style>
    <style:style style:name="T43" style:family="text">
      <style:text-properties style:font-name="Courier New" fo:font-size="12pt" officeooo:rsid="049f1ee1" style:font-size-asian="12pt" style:font-name-complex="Courier New" style:font-size-complex="12pt"/>
    </style:style>
    <style:style style:name="T44" style:family="text">
      <style:text-properties style:font-name="Courier New" fo:font-size="12pt" officeooo:rsid="04a0c471" style:font-size-asian="12pt" style:font-name-complex="Courier New" style:font-size-complex="12pt"/>
    </style:style>
    <style:style style:name="T45" style:family="text">
      <style:text-properties style:font-name="Courier New" fo:font-size="12pt" officeooo:rsid="04a3ce32" style:font-size-asian="12pt" style:font-name-complex="Courier New" style:font-size-complex="12pt"/>
    </style:style>
    <style:style style:name="T46" style:family="text">
      <style:text-properties style:font-name="Courier New" fo:font-size="12pt" officeooo:rsid="04a45d7f" style:font-size-asian="12pt" style:font-name-complex="Courier New" style:font-size-complex="12pt"/>
    </style:style>
    <style:style style:name="T47" style:family="text">
      <style:text-properties style:font-name="Courier New" fo:font-size="12pt" officeooo:rsid="04aa32ba" style:font-size-asian="12pt" style:font-name-complex="Courier New" style:font-size-complex="12pt"/>
    </style:style>
    <style:style style:name="T48" style:family="text">
      <style:text-properties style:font-name="Courier New" fo:font-size="12pt" officeooo:rsid="04abfa38" style:font-size-asian="12pt" style:font-name-complex="Courier New" style:font-size-complex="12pt"/>
    </style:style>
    <style:style style:name="T49" style:family="text">
      <style:text-properties style:font-name="Courier New" fo:font-size="12pt" officeooo:rsid="04ad5597" style:font-size-asian="12pt" style:font-name-complex="Courier New" style:font-size-complex="12pt"/>
    </style:style>
    <style:style style:name="T50" style:family="text">
      <style:text-properties style:font-name="Courier New" fo:font-size="12pt" officeooo:rsid="04afe9eb" style:font-size-asian="12pt" style:font-name-complex="Courier New" style:font-size-complex="12pt"/>
    </style:style>
    <style:style style:name="T51" style:family="text">
      <style:text-properties style:font-name="Courier New" fo:font-size="12pt" officeooo:rsid="04b2fd5c" style:font-size-asian="12pt" style:font-name-complex="Courier New" style:font-size-complex="12pt"/>
    </style:style>
    <style:style style:name="T52" style:family="text">
      <style:text-properties style:font-name="Courier New" fo:font-size="12pt" officeooo:rsid="04b57a73" style:font-size-asian="12pt" style:font-name-complex="Courier New" style:font-size-complex="12pt"/>
    </style:style>
    <style:style style:name="T53" style:family="text">
      <style:text-properties style:font-name="Courier New" fo:font-size="12pt" officeooo:rsid="05072b0b" style:font-size-asian="12pt" style:font-name-complex="Courier New" style:font-size-complex="12pt"/>
    </style:style>
    <style:style style:name="T54" style:family="text">
      <style:text-properties style:font-name="Courier New" fo:font-size="12pt" officeooo:rsid="0508a216" style:font-size-asian="12pt" style:font-name-complex="Courier New" style:font-size-complex="12pt"/>
    </style:style>
    <style:style style:name="T55" style:family="text">
      <style:text-properties style:font-name="Courier New" fo:font-size="12pt" officeooo:rsid="0510a19a" style:font-size-asian="12pt" style:font-name-complex="Courier New" style:font-size-complex="12pt"/>
    </style:style>
    <style:style style:name="T56" style:family="text">
      <style:text-properties style:font-name="Courier New" fo:font-size="12pt" officeooo:rsid="05141050" style:font-size-asian="12pt" style:font-name-complex="Courier New" style:font-size-complex="12pt"/>
    </style:style>
    <style:style style:name="T57" style:family="text">
      <style:text-properties style:font-name="Courier New" fo:font-size="12pt" officeooo:rsid="051582b0" style:font-size-asian="12pt" style:font-name-complex="Courier New" style:font-size-complex="12pt"/>
    </style:style>
    <style:style style:name="T58" style:family="text">
      <style:text-properties style:font-name="Courier New" fo:font-size="12pt" officeooo:rsid="00ac280a" style:font-size-asian="12pt" style:font-name-complex="Courier New" style:font-size-complex="12pt"/>
    </style:style>
    <style:style style:name="T59" style:family="text">
      <style:text-properties style:font-name="Courier New" fo:font-size="12pt" officeooo:rsid="047a4c28" style:font-size-asian="12pt" style:font-name-complex="Courier New" style:font-size-complex="12pt"/>
    </style:style>
    <style:style style:name="T60" style:family="text">
      <style:text-properties style:font-name="Courier New" fo:font-size="12pt" officeooo:rsid="047a4435" style:font-size-asian="12pt" style:font-name-complex="Courier New" style:font-size-complex="12pt"/>
    </style:style>
    <style:style style:name="T61" style:family="text">
      <style:text-properties style:font-name="Courier New" fo:font-size="12pt" officeooo:rsid="03ddf3be" style:font-size-asian="12pt" style:font-name-complex="Courier New" style:font-size-complex="12pt"/>
    </style:style>
    <style:style style:name="T62" style:family="text">
      <style:text-properties style:font-name="Courier New" fo:font-size="12pt" officeooo:rsid="01f8d055" style:font-size-asian="12pt" style:font-name-complex="Courier New" style:font-size-complex="12pt"/>
    </style:style>
    <style:style style:name="T63" style:family="text">
      <style:text-properties style:font-name="Courier New" fo:font-size="12pt" officeooo:rsid="03b1ec67" style:font-size-asian="12pt" style:font-name-complex="Courier New" style:font-size-complex="12pt"/>
    </style:style>
    <style:style style:name="T64" style:family="text">
      <style:text-properties style:font-name="Courier New" fo:font-size="12pt" officeooo:rsid="047c5d55" style:font-size-asian="12pt" style:font-name-complex="Courier New" style:font-size-complex="12pt"/>
    </style:style>
    <style:style style:name="T65" style:family="text">
      <style:text-properties style:font-name="Courier New" fo:font-size="12pt" officeooo:rsid="047c0c22" style:font-size-asian="12pt" style:font-name-complex="Courier New" style:font-size-complex="12pt"/>
    </style:style>
    <style:style style:name="T66" style:family="text">
      <style:text-properties style:font-name="Courier New" fo:font-size="12pt" officeooo:rsid="03365a61" style:font-size-asian="12pt" style:font-name-complex="Courier New" style:font-size-complex="12pt"/>
    </style:style>
    <style:style style:name="T67" style:family="text">
      <style:text-properties style:font-name="Courier New" fo:font-size="12pt" officeooo:rsid="051c92a7" style:font-size-asian="12pt" style:font-name-complex="Courier New" style:font-size-complex="12pt"/>
    </style:style>
    <style:style style:name="T68" style:family="text">
      <style:text-properties style:font-name="Courier New" fo:font-size="12pt" officeooo:rsid="052129d1" style:font-size-asian="12pt" style:font-name-complex="Courier New" style:font-size-complex="12pt"/>
    </style:style>
    <style:style style:name="T69" style:family="text">
      <style:text-properties style:font-name="Courier New" fo:font-size="12pt" officeooo:rsid="05212cb5" style:font-size-asian="12pt" style:font-name-complex="Courier New" style:font-size-complex="12pt"/>
    </style:style>
    <style:style style:name="T70" style:family="text">
      <style:text-properties style:font-name="Courier New" fo:font-size="12pt" officeooo:rsid="052300d8" style:font-size-asian="12pt" style:font-name-complex="Courier New" style:font-size-complex="12pt"/>
    </style:style>
    <style:style style:name="T71" style:family="text">
      <style:text-properties style:font-name="Courier New" fo:font-size="12pt" officeooo:rsid="05294a36" style:font-size-asian="12pt" style:font-name-complex="Courier New" style:font-size-complex="12pt"/>
    </style:style>
    <style:style style:name="T72" style:family="text">
      <style:text-properties style:font-name="Courier New" fo:font-size="12pt" officeooo:rsid="0532642a" style:font-size-asian="12pt" style:font-name-complex="Courier New" style:font-size-complex="12pt"/>
    </style:style>
    <style:style style:name="T73" style:family="text">
      <style:text-properties style:font-name="Courier New" fo:font-size="12pt" officeooo:rsid="0539b0c9" style:font-size-asian="12pt" style:font-name-complex="Courier New" style:font-size-complex="12pt"/>
    </style:style>
    <style:style style:name="T74" style:family="text">
      <style:text-properties style:font-name="Courier New" fo:font-size="12pt" officeooo:rsid="053cc7a8" style:font-size-asian="12pt" style:font-name-complex="Courier New" style:font-size-complex="12pt"/>
    </style:style>
    <style:style style:name="T75" style:family="text">
      <style:text-properties style:font-name="Courier New" fo:font-size="12pt" officeooo:rsid="053d90be" style:font-size-asian="12pt" style:font-name-complex="Courier New" style:font-size-complex="12pt"/>
    </style:style>
    <style:style style:name="T76" style:family="text">
      <style:text-properties style:font-name="Courier New" fo:font-size="12pt" officeooo:rsid="053d9e71" style:font-size-asian="12pt" style:font-name-complex="Courier New" style:font-size-complex="12pt"/>
    </style:style>
    <style:style style:name="T77" style:family="text">
      <style:text-properties style:font-name="Courier New" fo:font-size="12pt" officeooo:rsid="053ee40d" style:font-size-asian="12pt" style:font-name-complex="Courier New" style:font-size-complex="12pt"/>
    </style:style>
    <style:style style:name="T78" style:family="text">
      <style:text-properties style:font-name="Courier New" fo:font-size="12pt" officeooo:rsid="04bbdfcc" style:font-size-asian="12pt" style:font-name-complex="Courier New" style:font-size-complex="12pt"/>
    </style:style>
    <style:style style:name="T79" style:family="text">
      <style:text-properties style:font-name="Courier New" fo:font-size="12pt" officeooo:rsid="053fca61" style:font-size-asian="12pt" style:font-name-complex="Courier New" style:font-size-complex="12pt"/>
    </style:style>
    <style:style style:name="T80" style:family="text">
      <style:text-properties style:font-name="Courier New" fo:font-size="12pt" officeooo:rsid="05446d02" style:font-size-asian="12pt" style:font-name-complex="Courier New" style:font-size-complex="12pt"/>
    </style:style>
    <style:style style:name="T81" style:family="text">
      <style:text-properties style:font-name="Courier New" fo:font-size="12pt" officeooo:rsid="0545714b" style:font-size-asian="12pt" style:font-name-complex="Courier New" style:font-size-complex="12pt"/>
    </style:style>
    <style:style style:name="T82" style:family="text">
      <style:text-properties style:font-name="Courier New" fo:font-size="12pt" officeooo:rsid="054adcfc" style:font-size-asian="12pt" style:font-name-complex="Courier New" style:font-size-complex="12pt"/>
    </style:style>
    <style:style style:name="T83" style:family="text">
      <style:text-properties style:font-name="Courier New" fo:font-size="12pt" officeooo:rsid="054d5b4a" style:font-size-asian="12pt" style:font-name-complex="Courier New" style:font-size-complex="12pt"/>
    </style:style>
    <style:style style:name="T84" style:family="text">
      <style:text-properties style:font-name="Courier New" fo:font-size="12pt" officeooo:rsid="0551641a" style:font-size-asian="12pt" style:font-name-complex="Courier New" style:font-size-complex="12pt"/>
    </style:style>
    <style:style style:name="T85" style:family="text">
      <style:text-properties style:font-name="Courier New" fo:font-size="12pt" officeooo:rsid="0552f0b4" style:font-size-asian="12pt" style:font-name-complex="Courier New" style:font-size-complex="12pt"/>
    </style:style>
    <style:style style:name="T86" style:family="text">
      <style:text-properties style:font-name="Courier New" fo:font-size="12pt" officeooo:rsid="0554c23e" style:font-size-asian="12pt" style:font-name-complex="Courier New" style:font-size-complex="12pt"/>
    </style:style>
    <style:style style:name="T87" style:family="text">
      <style:text-properties style:font-name="Courier New" fo:font-size="12pt" officeooo:rsid="055677f3" style:font-size-asian="12pt" style:font-name-complex="Courier New" style:font-size-complex="12pt"/>
    </style:style>
    <style:style style:name="T88" style:family="text">
      <style:text-properties style:font-name="Courier New" fo:font-size="12pt" officeooo:rsid="05567989" style:font-size-asian="12pt" style:font-name-complex="Courier New" style:font-size-complex="12pt"/>
    </style:style>
    <style:style style:name="T89" style:family="text">
      <style:text-properties style:font-name="Courier New" fo:font-size="12pt" officeooo:rsid="055870ff" style:font-size-asian="12pt" style:font-name-complex="Courier New" style:font-size-complex="12pt"/>
    </style:style>
    <style:style style:name="T90" style:family="text">
      <style:text-properties style:font-name="Courier New" fo:font-size="12pt" officeooo:rsid="0558c9a0" style:font-size-asian="12pt" style:font-name-complex="Courier New" style:font-size-complex="12pt"/>
    </style:style>
    <style:style style:name="T91" style:family="text">
      <style:text-properties style:font-name="Courier New" fo:font-size="12pt" officeooo:rsid="0559e59e" style:font-size-asian="12pt" style:font-name-complex="Courier New" style:font-size-complex="12pt"/>
    </style:style>
    <style:style style:name="T92" style:family="text">
      <style:text-properties style:font-name="Courier New" fo:font-size="12pt" officeooo:rsid="055b3931" style:font-size-asian="12pt" style:font-name-complex="Courier New" style:font-size-complex="12pt"/>
    </style:style>
    <style:style style:name="T93" style:family="text">
      <style:text-properties style:font-name="Courier New" fo:font-size="12pt" officeooo:rsid="055c7645" style:font-size-asian="12pt" style:font-name-complex="Courier New" style:font-size-complex="12pt"/>
    </style:style>
    <style:style style:name="T94" style:family="text">
      <style:text-properties style:font-name="Courier New" fo:font-size="12pt" officeooo:rsid="055e091c" style:font-size-asian="12pt" style:font-name-complex="Courier New" style:font-size-complex="12pt"/>
    </style:style>
    <style:style style:name="T95" style:family="text">
      <style:text-properties style:font-name="Courier New" fo:font-size="12pt" officeooo:rsid="055fa78d" style:font-size-asian="12pt" style:font-name-complex="Courier New" style:font-size-complex="12pt"/>
    </style:style>
    <style:style style:name="T96" style:family="text">
      <style:text-properties style:font-name="Courier New" fo:font-size="12pt" officeooo:rsid="0560d856" style:font-size-asian="12pt" style:font-name-complex="Courier New" style:font-size-complex="12pt"/>
    </style:style>
    <style:style style:name="T97" style:family="text">
      <style:text-properties style:font-name="Courier New" fo:font-size="12pt" officeooo:rsid="0561a69c" style:font-size-asian="12pt" style:font-name-complex="Courier New" style:font-size-complex="12pt"/>
    </style:style>
    <style:style style:name="T98" style:family="text">
      <style:text-properties style:font-name="Courier New" fo:font-size="12pt" officeooo:rsid="05665860" style:font-size-asian="12pt" style:font-name-complex="Courier New" style:font-size-complex="12pt"/>
    </style:style>
    <style:style style:name="T99" style:family="text">
      <style:text-properties style:font-name="Courier New" fo:font-size="12pt" officeooo:rsid="042fcf21" style:font-size-asian="12pt" style:font-name-complex="Courier New" style:font-size-complex="12pt"/>
    </style:style>
    <style:style style:name="T100" style:family="text">
      <style:text-properties style:font-name="Courier New" fo:font-size="12pt" officeooo:rsid="0567f2dc" style:font-size-asian="12pt" style:font-name-complex="Courier New" style:font-size-complex="12pt"/>
    </style:style>
    <style:style style:name="T101" style:family="text">
      <style:text-properties style:font-name="Courier New" fo:font-size="12pt" officeooo:rsid="056ad98c" style:font-size-asian="12pt" style:font-name-complex="Courier New" style:font-size-complex="12pt"/>
    </style:style>
    <style:style style:name="T102" style:family="text">
      <style:text-properties style:font-name="Courier New" fo:font-size="12pt" officeooo:rsid="056b06c2" style:font-size-asian="12pt" style:font-name-complex="Courier New" style:font-size-complex="12pt"/>
    </style:style>
    <style:style style:name="T103" style:family="text">
      <style:text-properties style:font-name="Courier New" fo:font-size="12pt" officeooo:rsid="056b9db5" style:font-size-asian="12pt" style:font-name-complex="Courier New" style:font-size-complex="12pt"/>
    </style:style>
    <style:style style:name="T104" style:family="text">
      <style:text-properties style:font-name="Courier New" fo:font-size="12pt" officeooo:rsid="056c1ba7" style:font-size-asian="12pt" style:font-name-complex="Courier New" style:font-size-complex="12pt"/>
    </style:style>
    <style:style style:name="T105" style:family="text">
      <style:text-properties style:font-name="Courier New" fo:font-size="12pt" officeooo:rsid="057df606" style:font-size-asian="12pt" style:font-name-complex="Courier New" style:font-size-complex="12pt"/>
    </style:style>
    <style:style style:name="T106" style:family="text">
      <style:text-properties style:font-name="Courier New" fo:font-size="12pt" officeooo:rsid="05758e80" style:font-size-asian="12pt" style:font-name-complex="Courier New" style:font-size-complex="12pt"/>
    </style:style>
    <style:style style:name="T107" style:family="text">
      <style:text-properties style:font-name="Courier New" fo:font-size="12pt" fo:font-style="italic" officeooo:rsid="0031a1b0" style:font-size-asian="12pt" style:font-style-asian="italic" style:font-name-complex="Courier New" style:font-size-complex="12pt" style:font-style-complex="italic"/>
    </style:style>
    <style:style style:name="T108" style:family="text">
      <style:text-properties style:font-name-asian="Courier New"/>
    </style:style>
    <style:style style:name="T109" style:family="text">
      <style:text-properties officeooo:rsid="04559375" style:font-name-asian="Courier New"/>
    </style:style>
    <style:style style:name="T110" style:family="text">
      <style:text-properties officeooo:rsid="0031a1b0"/>
    </style:style>
    <style:style style:name="T111" style:family="text">
      <style:text-properties officeooo:rsid="00aa76a7"/>
    </style:style>
    <style:style style:name="T112" style:family="text">
      <style:text-properties officeooo:rsid="0176e6f3"/>
    </style:style>
    <style:style style:name="T113" style:family="text">
      <style:text-properties officeooo:rsid="01b32ee2"/>
    </style:style>
    <style:style style:name="T114" style:family="text">
      <style:text-properties officeooo:rsid="01b36120"/>
    </style:style>
    <style:style style:name="T115" style:family="text">
      <style:text-properties officeooo:rsid="01b55656"/>
    </style:style>
    <style:style style:name="T116" style:family="text">
      <style:text-properties officeooo:rsid="01c9d256"/>
    </style:style>
    <style:style style:name="T117" style:family="text">
      <style:text-properties officeooo:rsid="01f4e1a6"/>
    </style:style>
    <style:style style:name="T118" style:family="text">
      <style:text-properties officeooo:rsid="02861325"/>
    </style:style>
    <style:style style:name="T119" style:family="text">
      <style:text-properties officeooo:rsid="042cd1e0"/>
    </style:style>
    <style:style style:name="T120" style:family="text">
      <style:text-properties officeooo:rsid="044c650a"/>
    </style:style>
    <style:style style:name="T121" style:family="text">
      <style:text-properties officeooo:rsid="04559375"/>
    </style:style>
    <style:style style:name="T122" style:family="text">
      <style:text-properties officeooo:rsid="045759f0"/>
    </style:style>
    <style:style style:name="T123" style:family="text">
      <style:text-properties officeooo:rsid="0462b7cf"/>
    </style:style>
    <style:style style:name="T124" style:family="text">
      <style:text-properties officeooo:rsid="046ddf47"/>
    </style:style>
    <style:style style:name="T125" style:family="text">
      <style:text-properties officeooo:rsid="0472e783"/>
    </style:style>
    <style:style style:name="T126" style:family="text">
      <style:text-properties officeooo:rsid="04777e6f"/>
    </style:style>
    <style:style style:name="T127" style:family="text">
      <style:text-properties officeooo:rsid="04781130"/>
    </style:style>
    <style:style style:name="T128" style:family="text">
      <style:text-properties officeooo:rsid="04789cf9"/>
    </style:style>
    <style:style style:name="T129" style:family="text">
      <style:text-properties fo:font-size="12pt" style:font-size-asian="12pt"/>
    </style:style>
    <style:style style:name="T130" style:family="text">
      <style:text-properties fo:font-size="12pt" officeooo:rsid="04712e2e" style:font-size-asian="12pt"/>
    </style:style>
    <style:style style:name="T131" style:family="text">
      <style:text-properties fo:font-size="12pt" officeooo:rsid="017614c9" style:font-size-asian="12pt"/>
    </style:style>
    <style:style style:name="T132" style:family="text">
      <style:text-properties fo:font-size="12pt" officeooo:rsid="00a89125" style:font-size-asian="12pt"/>
    </style:style>
    <style:style style:name="T133" style:family="text">
      <style:text-properties fo:font-size="12pt" officeooo:rsid="04922ec6" style:font-size-asian="12pt"/>
    </style:style>
    <style:style style:name="T134" style:family="text">
      <style:text-properties fo:font-size="12pt" officeooo:rsid="04a6f17b" style:font-size-asian="12pt"/>
    </style:style>
    <style:style style:name="T135" style:family="text">
      <style:text-properties fo:font-size="12pt" officeooo:rsid="04a8f032" style:font-size-asian="12pt"/>
    </style:style>
    <style:style style:name="T136" style:family="text">
      <style:text-properties fo:font-size="12pt" officeooo:rsid="04afe9eb" style:font-size-asian="12pt"/>
    </style:style>
    <style:style style:name="T137" style:family="text">
      <style:text-properties fo:font-size="12pt" officeooo:rsid="03d6474a" style:font-size-asian="12pt"/>
    </style:style>
    <style:style style:name="T138" style:family="text">
      <style:text-properties fo:font-size="12pt" officeooo:rsid="04585528" style:font-size-asian="12pt"/>
    </style:style>
    <style:style style:name="T139" style:family="text">
      <style:text-properties fo:font-size="12pt" officeooo:rsid="04b16df2" style:font-size-asian="12pt"/>
    </style:style>
    <style:style style:name="T140" style:family="text">
      <style:text-properties fo:font-size="12pt" officeooo:rsid="049468aa" style:font-size-asian="12pt"/>
    </style:style>
    <style:style style:name="T141" style:family="text">
      <style:text-properties fo:font-size="12pt" officeooo:rsid="0508a216" style:font-size-asian="12pt"/>
    </style:style>
    <style:style style:name="T142" style:family="text">
      <style:text-properties fo:font-size="12pt" officeooo:rsid="04aa32ba" style:font-size-asian="12pt"/>
    </style:style>
    <style:style style:name="T143" style:family="text">
      <style:text-properties fo:font-size="12pt" officeooo:rsid="01b36120" style:font-size-asian="12pt"/>
    </style:style>
    <style:style style:name="T144" style:family="text">
      <style:text-properties fo:font-size="12pt" officeooo:rsid="045c99cf" style:font-size-asian="12pt"/>
    </style:style>
    <style:style style:name="T145" style:family="text">
      <style:text-properties fo:font-size="12pt" officeooo:rsid="038a1af3" style:font-size-asian="12pt"/>
    </style:style>
    <style:style style:name="T146" style:family="text">
      <style:text-properties fo:font-size="12pt" officeooo:rsid="0176e6f3" style:font-size-asian="12pt"/>
    </style:style>
    <style:style style:name="T147" style:family="text">
      <style:text-properties fo:font-size="12pt" officeooo:rsid="028774af" style:font-size-asian="12pt"/>
    </style:style>
    <style:style style:name="T148" style:family="text">
      <style:text-properties fo:font-size="12pt" officeooo:rsid="05137540" style:font-size-asian="12pt"/>
    </style:style>
    <style:style style:name="T149" style:family="text">
      <style:text-properties fo:font-size="12pt" officeooo:rsid="051c92a7" style:font-size-asian="12pt"/>
    </style:style>
    <style:style style:name="T150" style:family="text">
      <style:text-properties fo:font-size="12pt" officeooo:rsid="0534a205" style:font-size-asian="12pt"/>
    </style:style>
    <style:style style:name="T151" style:family="text">
      <style:text-properties fo:font-size="12pt" officeooo:rsid="05387a34" style:font-size-asian="12pt"/>
    </style:style>
    <style:style style:name="T152" style:family="text">
      <style:text-properties fo:font-size="12pt" officeooo:rsid="053cc7a8" style:font-size-asian="12pt"/>
    </style:style>
    <style:style style:name="T153" style:family="text">
      <style:text-properties fo:font-size="12pt" officeooo:rsid="054adcfc" style:font-size-asian="12pt"/>
    </style:style>
    <style:style style:name="T154" style:family="text">
      <style:text-properties fo:font-size="12pt" officeooo:rsid="054c383f" style:font-size-asian="12pt"/>
    </style:style>
    <style:style style:name="T155" style:family="text">
      <style:text-properties fo:font-size="12pt" officeooo:rsid="054d5b4a" style:font-size-asian="12pt"/>
    </style:style>
    <style:style style:name="T156" style:family="text">
      <style:text-properties fo:font-size="12pt" officeooo:rsid="05446d02" style:font-size-asian="12pt"/>
    </style:style>
    <style:style style:name="T157" style:family="text">
      <style:text-properties fo:font-size="12pt" officeooo:rsid="042ec5d2" style:font-size-asian="12pt"/>
    </style:style>
    <style:style style:name="T158" style:family="text">
      <style:text-properties fo:font-size="12pt" officeooo:rsid="0571d4a4" style:font-size-asian="12pt"/>
    </style:style>
    <style:style style:name="T159" style:family="text">
      <style:text-properties fo:font-size="12pt" officeooo:rsid="05724e30" style:font-size-asian="12pt"/>
    </style:style>
    <style:style style:name="T160" style:family="text">
      <style:text-properties fo:font-size="12pt" officeooo:rsid="05758e80" style:font-size-asian="12pt"/>
    </style:style>
    <style:style style:name="T161" style:family="text">
      <style:text-properties fo:font-size="12pt" officeooo:rsid="05760ccb" style:font-size-asian="12pt"/>
    </style:style>
    <style:style style:name="T162" style:family="text">
      <style:text-properties fo:font-size="12pt" officeooo:rsid="0576cc4c" style:font-size-asian="12pt"/>
    </style:style>
    <style:style style:name="T163" style:family="text">
      <style:text-properties officeooo:rsid="048b7f65"/>
    </style:style>
    <style:style style:name="T164" style:family="text">
      <style:text-properties officeooo:rsid="0490bf59"/>
    </style:style>
    <style:style style:name="T165" style:family="text">
      <style:text-properties officeooo:rsid="04922ec6"/>
    </style:style>
    <style:style style:name="T166" style:family="text">
      <style:text-properties officeooo:rsid="049468aa"/>
    </style:style>
    <style:style style:name="T167" style:family="text">
      <style:text-properties officeooo:rsid="04a45d7f"/>
    </style:style>
    <style:style style:name="T168" style:family="text">
      <style:text-properties officeooo:rsid="04a6c13a"/>
    </style:style>
    <style:style style:name="T169" style:family="text">
      <style:text-properties officeooo:rsid="04a6f17b"/>
    </style:style>
    <style:style style:name="T170" style:family="text">
      <style:text-properties officeooo:rsid="04a8f032"/>
    </style:style>
    <style:style style:name="T171" style:family="text">
      <style:text-properties officeooo:rsid="04abfa38"/>
    </style:style>
    <style:style style:name="T172" style:family="text">
      <style:text-properties officeooo:rsid="04afe9eb"/>
    </style:style>
    <style:style style:name="T173" style:family="text">
      <style:text-properties officeooo:rsid="04b16df2"/>
    </style:style>
    <style:style style:name="T174" style:family="text">
      <style:text-properties officeooo:rsid="04b2fd5c"/>
    </style:style>
    <style:style style:name="T175" style:family="text">
      <style:text-properties officeooo:rsid="04b34a38"/>
    </style:style>
    <style:style style:name="T176" style:family="text">
      <style:text-properties officeooo:rsid="04b57a73"/>
    </style:style>
    <style:style style:name="T177" style:family="text">
      <style:text-properties officeooo:rsid="04b5d80e"/>
    </style:style>
    <style:style style:name="T178" style:family="text">
      <style:text-properties officeooo:rsid="04b95ea3"/>
    </style:style>
    <style:style style:name="T179" style:family="text">
      <style:text-properties officeooo:rsid="04f12ba6"/>
    </style:style>
    <style:style style:name="T180" style:family="text">
      <style:text-properties officeooo:rsid="0506d025"/>
    </style:style>
    <style:style style:name="T181" style:family="text">
      <style:text-properties officeooo:rsid="0508a216"/>
    </style:style>
    <style:style style:name="T182" style:family="text">
      <style:text-properties officeooo:rsid="050f33e6"/>
    </style:style>
    <style:style style:name="T183" style:family="text">
      <style:text-properties officeooo:rsid="047a4c28"/>
    </style:style>
    <style:style style:name="T184" style:family="text">
      <style:text-properties officeooo:rsid="0178b2f2"/>
    </style:style>
    <style:style style:name="T185" style:family="text">
      <style:text-properties officeooo:rsid="00ac280a"/>
    </style:style>
    <style:style style:name="T186" style:family="text">
      <style:text-properties officeooo:rsid="047c0c22"/>
    </style:style>
    <style:style style:name="T187" style:family="text">
      <style:text-properties officeooo:rsid="047c5d55"/>
    </style:style>
    <style:style style:name="T188" style:family="text">
      <style:text-properties officeooo:rsid="051c92a7"/>
    </style:style>
    <style:style style:name="T189" style:family="text">
      <style:text-properties officeooo:rsid="051d8147"/>
    </style:style>
    <style:style style:name="T190" style:family="text">
      <style:text-properties officeooo:rsid="05294a36"/>
    </style:style>
    <style:style style:name="T191" style:family="text">
      <style:text-properties officeooo:rsid="052d3b33"/>
    </style:style>
    <style:style style:name="T192" style:family="text">
      <style:text-properties officeooo:rsid="052fbe94"/>
    </style:style>
    <style:style style:name="T193" style:family="text">
      <style:text-properties officeooo:rsid="0530d3cb"/>
    </style:style>
    <style:style style:name="T194" style:family="text">
      <style:text-properties officeooo:rsid="05319af6"/>
    </style:style>
    <style:style style:name="T195" style:family="text">
      <style:text-properties officeooo:rsid="05358b52"/>
    </style:style>
    <style:style style:name="T196" style:family="text">
      <style:text-properties officeooo:rsid="05387a34"/>
    </style:style>
    <style:style style:name="T197" style:family="text">
      <style:text-properties officeooo:rsid="0538c7dc"/>
    </style:style>
    <style:style style:name="T198" style:family="text">
      <style:text-properties officeooo:rsid="0539b0c9"/>
    </style:style>
    <style:style style:name="T199" style:family="text">
      <style:text-properties officeooo:rsid="053cc7a8"/>
    </style:style>
    <style:style style:name="T200" style:family="text">
      <style:text-properties officeooo:rsid="053d9e71"/>
    </style:style>
    <style:style style:name="T201" style:family="text">
      <style:text-properties officeooo:rsid="053ee40d"/>
    </style:style>
    <style:style style:name="T202" style:family="text">
      <style:text-properties officeooo:rsid="054292a8"/>
    </style:style>
    <style:style style:name="T203" style:family="text">
      <style:text-properties officeooo:rsid="05446d02"/>
    </style:style>
    <style:style style:name="T204" style:family="text">
      <style:text-properties officeooo:rsid="05447529"/>
    </style:style>
    <style:style style:name="T205" style:family="text">
      <style:text-properties officeooo:rsid="0545714b"/>
    </style:style>
    <style:style style:name="T206" style:family="text">
      <style:text-properties officeooo:rsid="054adcfc"/>
    </style:style>
    <style:style style:name="T207" style:family="text">
      <style:text-properties officeooo:rsid="054c383f"/>
    </style:style>
    <style:style style:name="T208" style:family="text">
      <style:text-properties officeooo:rsid="0552f0b4"/>
    </style:style>
    <style:style style:name="T209" style:family="text">
      <style:text-properties officeooo:rsid="0554c23e"/>
    </style:style>
    <style:style style:name="T210" style:family="text">
      <style:text-properties officeooo:rsid="055b3931"/>
    </style:style>
    <style:style style:name="T211" style:family="text">
      <style:text-properties officeooo:rsid="055c7645"/>
    </style:style>
    <style:style style:name="T212" style:family="text">
      <style:text-properties officeooo:rsid="0560d856"/>
    </style:style>
    <style:style style:name="T213" style:family="text">
      <style:text-properties officeooo:rsid="0561a69c"/>
    </style:style>
    <style:style style:name="T214" style:family="text">
      <style:text-properties officeooo:rsid="0563345b"/>
    </style:style>
    <style:style style:name="T215" style:family="text">
      <style:text-properties officeooo:rsid="05651aea"/>
    </style:style>
    <style:style style:name="T216" style:family="text">
      <style:text-properties officeooo:rsid="05655d45"/>
    </style:style>
    <style:style style:name="T217" style:family="text">
      <style:text-properties officeooo:rsid="05665860"/>
    </style:style>
    <style:style style:name="T218" style:family="text">
      <style:text-properties officeooo:rsid="0567f2dc"/>
    </style:style>
    <style:style style:name="T219" style:family="text">
      <style:text-properties officeooo:rsid="056904ce"/>
    </style:style>
    <style:style style:name="T220" style:family="text">
      <style:text-properties officeooo:rsid="056ad98c"/>
    </style:style>
    <style:style style:name="T221" style:family="text">
      <style:text-properties officeooo:rsid="056b06c2"/>
    </style:style>
    <style:style style:name="T222" style:family="text">
      <style:text-properties officeooo:rsid="056b9db5"/>
    </style:style>
    <style:style style:name="T223" style:family="text">
      <style:text-properties officeooo:rsid="056cecf0"/>
    </style:style>
    <style:style style:name="T224" style:family="text">
      <style:text-properties fo:font-variant="normal" fo:text-transform="none" fo:color="#222222" style:font-name="arial" fo:font-size="12pt" fo:letter-spacing="normal" fo:font-style="normal" fo:font-weight="normal" style:font-name-complex="Courier New" style:font-size-complex="12pt"/>
    </style:style>
    <style:style style:name="T225" style:family="text">
      <style:text-properties fo:font-variant="normal" fo:text-transform="none" fo:color="#222222" style:font-name="arial" fo:font-size="12pt" fo:letter-spacing="normal" fo:font-style="normal" fo:font-weight="normal" officeooo:rsid="0567f2dc" style:font-name-complex="Courier New" style:font-size-complex="12pt"/>
    </style:style>
    <style:style style:name="T226" style:family="text">
      <style:text-properties officeooo:rsid="0571d4a4"/>
    </style:style>
    <style:style style:name="T227" style:family="text">
      <style:text-properties officeooo:rsid="05724e30"/>
    </style:style>
    <style:style style:name="T228" style:family="text">
      <style:text-properties officeooo:rsid="0573b60a"/>
    </style:style>
    <style:style style:name="T229" style:family="text">
      <style:text-properties officeooo:rsid="05758e80"/>
    </style:style>
    <style:style style:name="T230" style:family="text">
      <style:text-properties officeooo:rsid="057bf884"/>
    </style:style>
    <style:style style:name="T231" style:family="text">
      <style:text-properties officeooo:rsid="05297c12"/>
    </style:style>
    <style:style style:name="T232" style:family="text">
      <style:text-properties officeooo:rsid="058136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4" text:outline-level="2"><text:span text:style-name="T1">T</text:span><text:span text:style-name="T2">HIS SCENE HAPPENS RIGHT AFTER THE WATER FIGHT</text:span></text:h>
      <text:h text:style-name="P213" text:outline-level="3"><text:span text:style-name="T228">20. MEDIUM SHOT BECKY</text:span></text:h>
      <text:p text:style-name="P148">School buzzer rings. </text:p>
      <text:p text:style-name="P87">BECKY</text:p>
      <text:p text:style-name="P126">Get over here, girls!</text:p>
      <text:h text:style-name="P183" text:outline-level="3"><text:span text:style-name="T228">21. </text:span>MEDIUM <text:span text:style-name="T205">LONG</text:span> SHOT <text:span text:style-name="T205">CHEERLEADERS</text:span></text:h>
      <text:p text:style-name="P54"><text:span text:style-name="T74">Adam stud</text:span><text:span text:style-name="T105">ies</text:span><text:span text:style-name="T74"> at the picnic table in the background. </text:span><text:span text:style-name="T21">Becky </text:span><text:span text:style-name="T84">faces south </text:span><text:span text:style-name="T85">looking mean but sassy</text:span><text:span text:style-name="T21">. </text:span></text:p>
      <text:p text:style-name="P54"><text:span text:style-name="T84">Lisa and Kelly a</text:span><text:span text:style-name="T85">pproach from the south</text:span><text:span text:style-name="T84">, then turn around </text:span><text:span text:style-name="T85">to watch the Michelles approach.</text:span></text:p>
      <text:p text:style-name="P52"><text:span text:style-name="T76">T</text:span><text:span text:style-name="T71">he </text:span><text:span text:style-name="T76">three</text:span><text:span text:style-name="T71"> Michelles</text:span><text:span text:style-name="T21"> chase each other, pat each other on the butt, bobble their own breasts, </text:span><text:span text:style-name="T84">bobble their nonexistent male parts, like the Bufones did with the balloons</text:span><text:span text:style-name="T21">. </text:span></text:p>
      <text:h text:style-name="P183" text:outline-level="3"><text:span text:style-name="T229">24a. </text:span>MEDIUM <text:span text:style-name="T208">CLOSE </text:span>SHOT <text:span text:style-name="T205">KELLY AND LISA</text:span></text:h>
      <text:p text:style-name="P53"><text:span text:style-name="T21">Kelly </text:span><text:span text:style-name="T84">laughs. </text:span><text:span text:style-name="T85">Lisa smirks. Silly girls.</text:span></text:p>
      <text:h text:style-name="P220" text:outline-level="3"><text:span text:style-name="T18">2</text:span><text:span text:style-name="T9">2a</text:span><text:span text:style-name="T7">. </text:span><text:span text:style-name="T5">MEDIUM SHOT </text:span><text:span text:style-name="T8">CHEERLEADERS – looking northeast</text:span></text:h>
      <text:p text:style-name="P56"><text:span text:style-name="T87">We see the Bufones in the background. As the Michelles get settled into a line with Lisa &amp; Kelly, facing Becky, </text:span><text:span text:style-name="T21">Becky looks at Lisa’s shoes.</text:span></text:p>
      <text:p text:style-name="P94">BECKY</text:p>
      <text:p text:style-name="P126">Your shoes look like something Mrs. <text:span text:style-name="T199">Hopper</text:span> would wear. </text:p>
      <text:p text:style-name="P55"><text:span text:style-name="T86">Lisa looks at her shoes</text:span><text:span text:style-name="T21">.</text:span></text:p>
      <text:h text:style-name="P183" text:outline-level="3"><text:span text:style-name="T228">23. </text:span>MEDIUM SHOT <text:span text:style-name="T205">MICHELLES</text:span></text:h>
      <text:p text:style-name="P56"><text:span text:style-name="T87">The Michelles are in a line to the right of Lisa &amp; Kelly</text:span><text:span text:style-name="T21">.</text:span></text:p>
      <text:p text:style-name="P109"><text:span text:style-name="T21">MICHELLE </text:span><text:span text:style-name="T86">Logan</text:span></text:p>
      <text:p text:style-name="P126">Yeah. And your eye shadow is too green. </text:p>
      <text:p text:style-name="P89">MICHELLE <text:span text:style-name="T199">Arnika</text:span></text:p>
      <text:p text:style-name="P115"><text:span text:style-name="T23">Piss and</text:span><text:span text:style-name="T21"> green. </text:span></text:p>
      <text:h text:style-name="P221" text:outline-level="3"><text:span text:style-name="T18">2</text:span><text:span text:style-name="T9">2b</text:span><text:span text:style-name="T7">. </text:span><text:span text:style-name="T5">MEDIUM SHOT </text:span><text:span text:style-name="T8">CHEERLEADERS – looking northeast</text:span></text:h>
      <text:p text:style-name="P56"><text:span text:style-name="T87">Jeff exits the building in the background</text:span><text:span text:style-name="T21">.</text:span></text:p>
      <text:p text:style-name="P90">MICHELLE <text:span text:style-name="T209">Olivia</text:span></text:p>
      <text:p text:style-name="P126"><text:soft-page-break/>Your shorts look like <text:span text:style-name="T199">a costume from Chick on a Stick</text:span>. </text:p>
      <text:p text:style-name="P47"><text:span text:style-name="T75">L</text:span><text:span text:style-name="T21">isa looks down at her shorts. </text:span><text:span text:style-name="T89">She nods; yeah they do.</text:span></text:p>
      <text:h text:style-name="P221" text:outline-level="3"><text:span text:style-name="T19">30. </text:span><text:span text:style-name="T5">MEDIUM SHOT </text:span><text:span text:style-name="T6">JEFF</text:span></text:h>
      <text:p text:style-name="P52"><text:span text:style-name="T75">Jeff</text:span><text:span text:style-name="T21"> exit</text:span><text:span text:style-name="T75">s</text:span><text:span text:style-name="T21"> the </text:span><text:span text:style-name="T75">building </text:span><text:span text:style-name="T87">wearing sunglasses, hat, blue bandanna, and a light blue t-shirt </text:span><text:span text:style-name="T88">under</text:span><text:span text:style-name="T87"> a long sleeve </text:span><text:span text:style-name="T88">unbuttoned </text:span><text:span text:style-name="T87">white shirt. He buttons the shirt as he walks toward his brothers.</text:span></text:p>
      <text:p text:style-name="P149">-------------------------------------------------------</text:p>
      <text:h text:style-name="P184" text:outline-level="3"><text:span text:style-name="T160">26a. </text:span>MEDIUM SHOT <text:span text:style-name="T205">BUFONES</text:span></text:h>
      <text:p text:style-name="P52"><text:span text:style-name="T81">Jeff </text:span><text:span text:style-name="T71">sit</text:span><text:span text:style-name="T75">s</text:span><text:span text:style-name="T71"> at the picnic table b</text:span><text:span text:style-name="T90">ehind</text:span><text:span text:style-name="T71"> </text:span><text:span text:style-name="T75">Adam. </text:span><text:span text:style-name="T77">Peter</text:span><text:span text:style-name="T75"> and Ben </text:span><text:span text:style-name="T90">sit across from them</text:span><text:span text:style-name="T21"> </text:span><text:span text:style-name="T90">and </text:span><text:span text:style-name="T21">watch the cheerleaders. </text:span><text:span text:style-name="T90">Jeff</text:span><text:span text:style-name="T58"> </text:span><text:span text:style-name="T91">reaches into Adam’s backpack and takes out</text:span><text:span text:style-name="T90"> a calculus</text:span><text:span text:style-name="T58"> book.</text:span><text:span text:style-name="T21"> </text:span></text:p>
      <text:h text:style-name="P183" text:outline-level="3"><text:span text:style-name="T229">24b. </text:span>MEDIUM <text:span text:style-name="T210">CLOSE</text:span> SHOT <text:span text:style-name="T203">LISA and KELLY</text:span></text:h>
      <text:p text:style-name="P148">Kelly taps Lisa on the shoulder.</text:p>
      <text:p text:style-name="P87"><text:span text:style-name="T230">BECKY</text:span></text:p>
      <text:p text:style-name="P126">Hey, there’s <text:span text:style-name="T201">Jeff</text:span>. Go over there and talk to <text:span text:style-name="T183">the</text:span>m. </text:p>
      <text:p text:style-name="P94">LISA</text:p>
      <text:p text:style-name="P115"><text:span text:style-name="T21">Why do you want </text:span><text:span text:style-name="T107">me</text:span><text:span text:style-name="T21"> to talk to </text:span><text:span text:style-name="T59">the</text:span><text:span text:style-name="T60">m</text:span><text:span text:style-name="T21">? Why not Becky?</text:span></text:p>
      <text:h text:style-name="P183" text:outline-level="3"><text:span text:style-name="T229">25a. </text:span>MEDIUM SHOT <text:span text:style-name="T205">BECKY</text:span></text:h>
      <text:p text:style-name="P94">BECKY</text:p>
      <text:p text:style-name="P126"><text:span text:style-name="T183">They</text:span> want to talk to you.</text:p>
      <text:h text:style-name="P184" text:outline-level="3"><text:span text:style-name="T160">27a. </text:span>MEDIUM SHOT <text:span text:style-name="T203">LISA</text:span></text:h>
      <text:p text:style-name="P52"><text:span text:style-name="T81">Lisa turns to Becky</text:span><text:span text:style-name="T21">.</text:span></text:p>
      <text:p text:style-name="P94">LISA </text:p>
      <text:p text:style-name="P126">I don’t think <text:span text:style-name="T183">t</text:span>he<text:span text:style-name="T183">y</text:span> do.</text:p>
      <text:h text:style-name="P214" text:outline-level="3">25b. MEDIUM SHOT BECKY</text:h>
      <text:p text:style-name="P150">In the background Peter and Ben are blowing up balloons. Becky motions with her head to go over there.</text:p>
      <text:p text:style-name="P143">BECKY</text:p>
      <text:p text:style-name="P126">We’ll wait until you get back before we <text:span text:style-name="T212">start </text:span>practice. </text:p>
      <text:h text:style-name="P222" text:outline-level="3"><text:soft-page-break/><text:span text:style-name="T18">2</text:span><text:span text:style-name="T9">2</text:span><text:span text:style-name="T10">c</text:span><text:span text:style-name="T7">. </text:span><text:span text:style-name="T5">MEDIUM SHOT </text:span><text:span text:style-name="T8">CHEERLEADERS – looking northeast</text:span></text:h>
      <text:p text:style-name="P57"><text:span text:style-name="T94">Lisa </text:span><text:span text:style-name="T95">looks around suspiciously</text:span><text:span text:style-name="T94"> and goes toward the Bufones</text:span><text:span text:style-name="T21">.</text:span></text:p>
      <text:h text:style-name="P184" text:outline-level="3"><text:span text:style-name="T160">26b. </text:span>MEDIUM SHOT <text:span text:style-name="T204">BUFONES</text:span></text:h>
      <text:p text:style-name="P145"><text:span text:style-name="T231">ADAM</text:span></text:p>
      <text:p text:style-name="P152">When do you use Angle Side Side?</text:p>
      <text:p text:style-name="P127"><text:span text:style-name="T210">When you make an ASS out of intersecting spheres</text:span>.</text:p>
      <text:h text:style-name="P224" text:outline-level="3"><text:span text:style-name="T106">27b. </text:span><text:span text:style-name="T3">MEDIUM SHOT </text:span><text:span text:style-name="T20">LISA – Bufones’ POV, cheerleaders in background</text:span></text:h>
      <text:p text:style-name="P49"><text:span text:style-name="T95">Lisa cautiously </text:span><text:span text:style-name="T22">crosses through the grass</text:span><text:span text:style-name="T95"> toward </text:span><text:span text:style-name="T75">the Bufones</text:span><text:span text:style-name="T95">, suspicious, looking around to make sure nobody </text:span><text:span text:style-name="T61">has</text:span><text:span text:style-name="T62"> water balloons</text:span><text:span text:style-name="T95"> behind her</text:span><text:span text:style-name="T21">.</text:span></text:p>
      <text:p text:style-name="P96">LISA</text:p>
      <text:p text:style-name="P115"><text:span text:style-name="T61">Kelly</text:span><text:span text:style-name="T21"> and </text:span><text:span text:style-name="T63">Becky</text:span><text:span text:style-name="T21"> </text:span><text:span text:style-name="T22">said</text:span><text:span text:style-name="T21"> you wanted to talk to me.</text:span></text:p>
      <text:h text:style-name="P184" text:outline-level="3"><text:span text:style-name="T160">26c. </text:span>MEDIUM SHOT <text:span text:style-name="T204">BUFONES over Lisa’s shoulder</text:span></text:h>
      <text:p text:style-name="P51"><text:span text:style-name="T21">Jeff </text:span><text:span text:style-name="T97">lift</text:span><text:span text:style-name="T21">s </text:span><text:span text:style-name="T72">the calculus</text:span><text:span text:style-name="T21"> </text:span><text:span text:style-name="T58">book </text:span><text:span text:style-name="T72">in front of his face</text:span><text:span text:style-name="T21">. </text:span><text:span text:style-name="T77">Adam and Peter look at each other trying to figure out what she’</text:span><text:span text:style-name="T97">s referring to</text:span><text:span text:style-name="T77">.</text:span></text:p>
      <text:p text:style-name="P83">ADAM</text:p>
      <text:p text:style-name="P126">I don’t think <text:span text:style-name="T186">we</text:span> said that.</text:p>
      <text:h text:style-name="P184" text:outline-level="3"><text:span text:style-name="T160">27c</text:span><text:span text:style-name="T162">B</text:span><text:span text:style-name="T160">. </text:span>MEDIUM SHOT <text:span text:style-name="T203">LISA, cheerleaders in background</text:span></text:h>
      <text:p text:style-name="P93">LISA</text:p>
      <text:p text:style-name="P126">You didn’t tell them that you had something to say to me?</text:p>
      <text:h text:style-name="P184" text:outline-level="3"><text:span text:style-name="T160">26d. </text:span>MEDIUM SHOT <text:span text:style-name="T204">BUFONES over Lisa’s shoulder</text:span></text:h>
      <text:p text:style-name="P20"><text:span text:style-name="T186">Adam thinks for a moment</text:span>. </text:p>
      <text:p text:style-name="P83">ADAM</text:p>
      <text:p text:style-name="P126">Oh. Yeah! Now I know what you mean.</text:p>
      <text:p text:style-name="P21"><text:span text:style-name="T213">Adam smiles at Lisa but doesn’t elaborate</text:span>. </text:p>
      <text:h text:style-name="P185" text:outline-level="3"><text:span text:style-name="T161">27CD...</text:span>MEDIUM SHOT <text:span text:style-name="T203">LISA, cheerleaders in background</text:span></text:h>
      <text:p text:style-name="P21"><text:span text:style-name="T213">Lisa waits for him to talk</text:span>. <text:span text:style-name="T213">Well, what?</text:span> </text:p>
      <text:p text:style-name="P97">LISA</text:p>
      <text:p text:style-name="P126">What did you want to <text:span text:style-name="T184">say</text:span>?</text:p>
      <text:h text:style-name="P184" text:outline-level="3"><text:soft-page-break/><text:span text:style-name="T160">26e. </text:span>MEDIUM SHOT <text:span text:style-name="T204">BUFONES over Lisa’s shoulder</text:span></text:h>
      <text:p text:style-name="P20"><text:span text:style-name="T186">Adam and Peter stammer</text:span>. </text:p>
      <text:p text:style-name="P84">ADAM</text:p>
      <text:p text:style-name="P129">Well, uh, nothing. Anything. </text:p>
      <text:p text:style-name="P21"><text:span text:style-name="T186">Adam looks at Jeff, punches him. Jeff cowers behind the book and punches back</text:span>. <text:span text:style-name="T213">Adam eventually turns back to Lisa.</text:span></text:p>
      <text:p text:style-name="P85">ADAM</text:p>
      <text:p text:style-name="P129"><text:span text:style-name="T201">We</text:span> don’t know.</text:p>
      <text:h text:style-name="P184" text:outline-level="3"><text:span text:style-name="T160">27d. </text:span>MEDIUM SHOT <text:span text:style-name="T203">LISA</text:span><text:span text:style-name="T156">, cheerleaders in background</text:span></text:h>
      <text:p text:style-name="P51"><text:span text:style-name="T21">Lisa </text:span><text:span text:style-name="T58">strains to peek </text:span><text:span text:style-name="T97">behind</text:span><text:span text:style-name="T58"> </text:span><text:span text:style-name="T64">their</text:span><text:span text:style-name="T58"> </text:span><text:span text:style-name="T65">back</text:span><text:span text:style-name="T64">s </text:span><text:span text:style-name="T97">yet</text:span><text:span text:style-name="T58"> </text:span><text:span text:style-name="T97">keep her distance</text:span><text:span text:style-name="T21">. </text:span></text:p>
      <text:p text:style-name="P87">LISA</text:p>
      <text:p text:style-name="P126"><text:span text:style-name="T184">Do you need</text:span> a do-over? Like I come up to you again <text:span text:style-name="T184">so</text:span> you <text:span text:style-name="T184">can</text:span> play your joke on me.</text:p>
      <text:h text:style-name="P184" text:outline-level="3"><text:span text:style-name="T160">26f. </text:span>MEDIUM SHOT <text:span text:style-name="T204">BUFONES over Lisa’s shoulder</text:span></text:h>
      <text:p text:style-name="P51"><text:span text:style-name="T58">Nervous</text:span><text:span text:style-name="T21"> laugh</text:span><text:span text:style-name="T64">ter from the boys</text:span><text:span text:style-name="T21">. </text:span></text:p>
      <text:p text:style-name="P144">ADAM</text:p>
      <text:p text:style-name="P126">No. It’s not a joke.</text:p>
      <text:p text:style-name="P87">LISA</text:p>
      <text:p text:style-name="P135">What’s in your backpack?</text:p>
      <text:p text:style-name="P144">ADAM</text:p>
      <text:p text:style-name="P126"><text:span text:style-name="T187">Just books</text:span>.</text:p>
      <text:h text:style-name="P184" text:outline-level="3"><text:span text:style-name="T160">27e. </text:span>MEDIUM SHOT <text:span text:style-name="T203">LISA, cheerleaders in background</text:span></text:h>
      <text:p text:style-name="P51"><text:span text:style-name="T22">Lisa turns to</text:span><text:span text:style-name="T97">ward Kelly</text:span><text:span text:style-name="T22">, </text:span><text:span text:style-name="T97">exasperated. Kelly motions to keep talking to the boys.</text:span><text:span text:style-name="T22"> </text:span><text:span text:style-name="T97">Lisa</text:span><text:span text:style-name="T22"> turns back to </text:span><text:span text:style-name="T64">the Bufones</text:span><text:span text:style-name="T22">.</text:span><text:span text:style-name="T21"> </text:span></text:p>
      <text:p text:style-name="P87">LISA</text:p>
      <text:p text:style-name="P126"><text:span text:style-name="T185">Are you</text:span> going to throw <text:span text:style-name="T110">water balloons</text:span> at me?</text:p>
      <text:h text:style-name="P184" text:outline-level="3"><text:span text:style-name="T160">26g. </text:span>MEDIUM SHOT B<text:span text:style-name="T203">UFONES over Lisa’s shoulder</text:span></text:h>
      <text:p text:style-name="P50"><text:span text:style-name="T64">The Bufones</text:span><text:span text:style-name="T21"> laugh </text:span><text:span text:style-name="T58">again</text:span><text:span text:style-name="T21">. </text:span></text:p>
      <text:p text:style-name="P86">ADAM</text:p>
      <text:p text:style-name="P126">No. You said you didn’t want <text:span text:style-name="T187">us</text:span> to.</text:p>
      <text:h text:style-name="P184" text:outline-level="3"><text:span text:style-name="T160">27f. </text:span>MEDIUM SHOT <text:span text:style-name="T203">LISA, cheerleaders in background</text:span></text:h>
      <text:p text:style-name="P98">LISA</text:p>
      <text:p text:style-name="P137"><text:soft-page-break/>If you have nothing to say, I’<text:span text:style-name="T215">m</text:span> g<text:span text:style-name="T215">oing</text:span> back to cheer practice.</text:p>
      <text:p text:style-name="P58"><text:span text:style-name="T21">Lisa </text:span><text:span text:style-name="T22">backs away, </text:span><text:span text:style-name="T66">watching </text:span><text:span text:style-name="T64">the Bufones</text:span><text:span text:style-name="T66"> suspiciously.</text:span><text:span text:style-name="T22"> </text:span><text:span text:style-name="T66">W</text:span><text:span text:style-name="T22">hen she's a safe distance </text:span><text:span text:style-name="T66">she</text:span><text:span text:style-name="T21"> turns back to the cheerleaders.</text:span></text:p>
      <text:h text:style-name="P184" text:outline-level="3"><text:span text:style-name="T160">26h. </text:span>MEDIUM SHOT B<text:span text:style-name="T202">UFONES</text:span></text:h>
      <text:p text:style-name="P151">The Bufones slap and punch each other, Adam motions that Jeff should go talk to Lisa, general frustration.</text:p>
      <text:h text:style-name="P186" text:outline-level="3"><text:span text:style-name="T228">22e. </text:span>MEDIUM SHOT <text:span text:style-name="T203">CHEERLEADERS – Bufones in background</text:span></text:h>
      <text:p text:style-name="P22">The cheerleaders laugh. <text:span text:style-name="T214">Lisa approaches them, annoyed at the Bufones. Adam stands up, waves his arms at Kelly, distraught. Lisa glances over her shoulder at the Bufones.</text:span></text:p>
      <text:h text:style-name="P184" text:outline-level="3"><text:span text:style-name="T160">26i. </text:span>MEDIUM SHOT B<text:span text:style-name="T202">UFONES</text:span></text:h>
      <text:p text:style-name="P22"><text:span text:style-name="T201">Adam</text:span> stops in mid-wave. <text:span text:style-name="T216">Oops. Didn’t want Lisa to see that.</text:span></text:p>
      <text:h text:style-name="P187" text:outline-level="3"><text:span text:style-name="T214">22f. </text:span>MEDIUM SHOT <text:span text:style-name="T203">CHEERLEADERS – Bufones in background</text:span></text:h>
      <text:p text:style-name="P22"><text:span text:style-name="T201">Adam stands looking at the cheerleaders</text:span>. <text:span text:style-name="T217">Lisa gets back in line with the rest of the cheerleaders.</text:span></text:p>
      <text:h text:style-name="P223" text:outline-level="3"><text:span text:style-name="T19">24c. </text:span><text:span text:style-name="T5">MEDIUM CLOSE SHOT </text:span><text:span text:style-name="T12">KELL</text:span><text:span text:style-name="T5">Y </text:span><text:span text:style-name="T13">and LISA</text:span></text:h>
      <text:p text:style-name="P110"><text:span text:style-name="T21">K</text:span><text:span text:style-name="T99">ELLY</text:span></text:p>
      <text:p text:style-name="P126">Sorry for the confusion.</text:p>
      <text:p text:style-name="P50"><text:span text:style-name="T21">Lisa</text:span><text:span text:style-name="T80">: </text:span><text:span text:style-name="T98">whatever</text:span><text:span text:style-name="T21">. </text:span><text:span text:style-name="T98">Those annoying boys.</text:span></text:p>
      <text:h text:style-name="P217" text:outline-level="3"/>
      <text:h text:style-name="P155" text:outline-level="2">INSERT in <text:span text:style-name="T232">Ditching</text:span> </text:h>
      <text:h text:style-name="P215" text:outline-level="3">EXT. COURTYARD</text:h>
      <text:p text:style-name="P17">The school buzzer rings. Lisa <text:span text:style-name="T180">walks up ready for cheer practice.</text:span> <text:span text:style-name="T180">She </text:span>looks for the other cheerleaders. They aren’t there.</text:p>
      <text:h text:style-name="P215" text:outline-level="3"><text:span text:style-name="T179">EX</text:span>T. GYM</text:h>
      <text:p text:style-name="P17">Lisa looks for the other cheerleaders. <text:span text:style-name="T124">No one is there.</text:span> </text:p>
      <text:h text:style-name="P156" text:outline-level="2">INSERT in Water Fight</text:h>
      <text:h text:style-name="P216" text:outline-level="3">CLOSE SHOT LISA</text:h>
      <text:p text:style-name="P48"><text:span text:style-name="T77">Lisa </text:span><text:span text:style-name="T79">makes a groundbreaking discovery in Euclidean geometry</text:span><text:span text:style-name="T78">.</text:span></text:p>
      <text:p text:style-name="P92"><text:soft-page-break/>LISA</text:p>
      <text:p text:style-name="P136">I might be able to use that resulting triangle to invent a new corollar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7-02T21:31:55.236394996</dc:date>
    <meta:editing-cycles>1135</meta:editing-cycles>
    <meta:editing-duration>P53DT20H31M5S</meta:editing-duration>
    <meta:generator>LibreOffice/5.1.6.2$Linux_X86_64 LibreOffice_project/10m0$Build-2</meta:generator>
    <meta:print-date>2018-03-23T20:55:26.886753431</meta:print-date>
    <meta:document-statistic meta:table-count="0" meta:image-count="0" meta:object-count="0" meta:page-count="6" meta:paragraph-count="129" meta:word-count="943" meta:character-count="5435" meta:non-whitespace-character-count="4593"/>
    <meta:template xlink:type="simple" xlink:actuate="onRequest" xlink:title="Normal.dotm" xlink:href=""/>
  </office:meta>
</office:document-meta>
</file>